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1000001BA186F9983.png" manifest:media-type="image/png"/>
  <manifest:file-entry manifest:full-path="Pictures/1000000100000313000001BB6E088982.png" manifest:media-type="image/png"/>
  <manifest:file-entry manifest:full-path="Pictures/1000000100000313000001B89F6C12A0.png" manifest:media-type="image/png"/>
  <manifest:file-entry manifest:full-path="Pictures/1000000100000312000001B9EEF39EA8.png" manifest:media-type="image/png"/>
  <manifest:file-entry manifest:full-path="Pictures/100000010000030A000001B4C33CF13D.png" manifest:media-type="image/png"/>
  <manifest:file-entry manifest:full-path="Pictures/100000010000030E000001BB2D1265E3.png" manifest:media-type="image/png"/>
  <manifest:file-entry manifest:full-path="Pictures/1000000100000311000001BB39D30458.png" manifest:media-type="image/png"/>
  <manifest:file-entry manifest:full-path="Pictures/1000000100000310000001BD56EC7539.png" manifest:media-type="image/png"/>
  <manifest:file-entry manifest:full-path="Pictures/1000000100000313000001BCE5057389.png" manifest:media-type="image/png"/>
  <manifest:file-entry manifest:full-path="Pictures/1000000100000310000001BC2C14CE16.png" manifest:media-type="image/png"/>
  <manifest:file-entry manifest:full-path="Pictures/1000000100000310000001BB1AA6AB53.png" manifest:media-type="image/png"/>
  <manifest:file-entry manifest:full-path="Pictures/100000010000030F000001B9459C9FB6.png" manifest:media-type="image/png"/>
  <manifest:file-entry manifest:full-path="Pictures/100000010000030E000001BB0D99616D.png" manifest:media-type="image/png"/>
  <manifest:file-entry manifest:full-path="Pictures/100000010000030E000001B9866A4063.png" manifest:media-type="image/png"/>
  <manifest:file-entry manifest:full-path="Pictures/100000010000030A000001B4AC33991C.png" manifest:media-type="image/png"/>
  <manifest:file-entry manifest:full-path="Pictures/1000000100000309000001B6152C170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e08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x="-0.441cm" svg:y="-1.009cm" svg:width="17cm" svg:height="9.573cm" draw:z-index="0"><draw:image xlink:href="Pictures/1000000100000311000001BA186F9983.png" xlink:type="simple" xlink:show="embed" xlink:actuate="onLoad" draw:mime-type="image/png"/></draw:frame><draw:frame draw:style-name="fr1" draw:name="Изображение3" text:anchor-type="char" svg:x="-0.764cm" svg:y="11.296cm" svg:width="17cm" svg:height="9.504cm" draw:z-index="2"><draw:image xlink:href="Pictures/1000000100000313000001B89F6C12A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2" text:anchor-type="char" svg:x="0.175cm" svg:y="0.282cm" svg:width="17cm" svg:height="9.536cm" draw:z-index="1"><draw:image xlink:href="Pictures/1000000100000312000001B9EEF39EA8.png" xlink:type="simple" xlink:show="embed" xlink:actuate="onLoad" draw:mime-type="image/png"/></draw:frame><draw:frame draw:style-name="fr1" draw:name="Изображение4" text:anchor-type="char" svg:x="0.03cm" svg:y="10.291cm" svg:width="17cm" svg:height="9.631cm" draw:z-index="3"><draw:image xlink:href="Pictures/100000010000030E000001BB2D1265E3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Изображение5" text:anchor-type="char" svg:width="17cm" svg:height="9.594cm" draw:z-index="4"><draw:image xlink:href="Pictures/1000000100000311000001BB39D30458.png" xlink:type="simple" xlink:show="embed" xlink:actuate="onLoad" draw:mime-type="image/png"/></draw:frame><text:soft-page-break/></text:p>
      <text:p text:style-name="Standard"><draw:frame draw:style-name="fr1" draw:name="Изображение6" text:anchor-type="char" svg:x="0cm" svg:y="3.057cm" svg:width="17cm" svg:height="9.569cm" draw:z-index="5"><draw:image xlink:href="Pictures/1000000100000313000001BB6E08898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Изображение7" text:anchor-type="char" svg:width="17cm" svg:height="9.648cm" draw:z-index="6"><draw:image xlink:href="Pictures/1000000100000310000001BD56EC7539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2" draw:name="Изображение8" text:anchor-type="char" svg:width="17cm" svg:height="9.627cm" draw:z-index="7"><draw:image xlink:href="Pictures/1000000100000310000001BC2C14CE1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9" text:anchor-type="char" svg:x="0cm" svg:y="0.028cm" svg:width="17cm" svg:height="9.604cm" draw:z-index="8"><draw:image xlink:href="Pictures/1000000100000310000001BB1AA6AB53.png" xlink:type="simple" xlink:show="embed" xlink:actuate="onLoad" draw:mime-type="image/png"/></draw:frame><draw:frame draw:style-name="fr1" draw:name="Изображение10" text:anchor-type="char" svg:x="0cm" svg:y="10.689cm" svg:width="17cm" svg:height="9.573cm" draw:z-index="9"><draw:image xlink:href="Pictures/100000010000030F000001B9459C9FB6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11" text:anchor-type="char" svg:x="0cm" svg:y="0.004cm" svg:width="17cm" svg:height="9.59cm" draw:z-index="10"><draw:image xlink:href="Pictures/1000000100000313000001BCE5057389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2" draw:name="Изображение12" text:anchor-type="char" svg:width="17cm" svg:height="9.631cm" draw:z-index="11"><draw:image xlink:href="Pictures/100000010000030E000001BB0D99616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Изображение13" text:anchor-type="char" svg:x="0cm" svg:y="0.372cm" svg:width="17cm" svg:height="9.585cm" draw:z-index="12"><draw:image xlink:href="Pictures/100000010000030E000001B9866A4063.png" xlink:type="simple" xlink:show="embed" xlink:actuate="onLoad" draw:mime-type="image/png"/></draw:frame></text:p>
      <text:p text:style-name="Standard"/>
      <text:p text:style-name="Standard"><draw:frame draw:style-name="fr1" draw:name="Изображение14" text:anchor-type="char" svg:x="0cm" svg:y="0.196cm" svg:width="17cm" svg:height="9.527cm" draw:z-index="13"><draw:image xlink:href="Pictures/100000010000030A000001B4AC33991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Изображение15" text:anchor-type="char" svg:width="17cm" svg:height="9.583cm" draw:z-index="14"><draw:image xlink:href="Pictures/1000000100000309000001B6152C1703.png" xlink:type="simple" xlink:show="embed" xlink:actuate="onLoad" draw:mime-type="image/png"/></draw:frame><text:soft-page-break/></text:p>
      <text:p text:style-name="Standard"/>
      <text:p text:style-name="Standard"><draw:frame draw:style-name="fr1" draw:name="Изображение16" text:anchor-type="char" svg:x="0cm" svg:y="0.199cm" svg:width="17cm" svg:height="9.527cm" draw:z-index="15"><draw:image xlink:href="Pictures/100000010000030A000001B4C33CF13D.png" xlink:type="simple" xlink:show="embed" xlink:actuate="onLoad" draw:mime-type="image/pn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3T21:40:18.378000000</meta:creation-date>
    <dc:date>2025-02-04T15:59:27.182000000</dc:date>
    <meta:editing-duration>PT19M28S</meta:editing-duration>
    <meta:editing-cycles>2</meta:editing-cycles>
    <meta:generator>LibreOffice/7.6.7.2$Windows_X86_64 LibreOffice_project/dd47e4b30cb7dab30588d6c79c651f218165e3c5</meta:generator>
    <meta:document-statistic meta:table-count="0" meta:image-count="16" meta:object-count="0" meta:page-count="8" meta:paragraph-count="0" meta:word-count="0" meta:character-count="0" meta:non-whitespace-character-count="0"/>
  </office:meta>
</office:document-meta>
</file>